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text-properties style:font-name="Arial1" fo:font-size="8pt" style:font-size-asian="8pt" style:font-size-complex="8pt"/>
    </style:style>
    <style:style style:name="P2" style:family="paragraph" style:parent-style-name="Standard">
      <style:text-properties fo:font-size="4pt" style:font-size-asian="3.5pt" style:font-size-complex="4pt"/>
    </style:style>
    <style:style style:name="P3" style:family="paragraph" style:parent-style-name="Table_20_Contents">
      <style:text-properties style:font-name="Arial1" fo:font-size="11pt" style:font-size-asian="11pt" style:font-size-complex="11pt"/>
    </style:style>
    <style:style style:name="P4" style:family="paragraph" style:parent-style-name="Table_20_Contents">
      <style:paragraph-properties fo:text-align="start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Standard">
      <style:paragraph-properties fo:text-align="start" style:justify-single-word="false" style:shadow="none">
        <style:tab-stops/>
      </style:paragraph-properties>
    </style:style>
    <style:style style:name="P7" style:family="paragraph" style:parent-style-name="Standard">
      <style:paragraph-properties style:shadow="none">
        <style:tab-stops/>
      </style:paragraph-properties>
    </style:style>
    <style:style style:name="P8" style:family="paragraph" style:parent-style-name="Text_20_body">
      <style:paragraph-properties fo:text-align="start" style:justify-single-word="false" style:shadow="none">
        <style:tab-stops/>
      </style:paragraph-properties>
    </style:style>
    <style:style style:name="P9" style:family="paragraph" style:parent-style-name="Standard" style:master-page-name="Standard">
      <style:paragraph-properties style:page-number="auto" style:shadow="none">
        <style:tab-stops/>
      </style:paragraph-properties>
    </style:style>
    <style:style style:name="P10" style:family="paragraph" style:parent-style-name="Standard">
      <style:paragraph-properties fo:text-align="center" style:justify-single-word="false" style:shadow="none">
        <style:tab-stops/>
      </style:paragraph-properties>
      <style:text-properties fo:font-size="16pt" style:font-size-asian="16pt" style:font-size-complex="16pt"/>
    </style:style>
    <style:style style:name="P11" style:family="paragraph" style:parent-style-name="Header">
      <style:text-properties style:font-name="Arial1" fo:font-size="8pt" style:font-size-asian="8pt" style:font-size-complex="8pt"/>
    </style:style>
    <style:style style:name="T1" style:family="text">
      <style:text-properties style:font-name="Arial1"/>
    </style:style>
    <style:style style:name="T2" style:family="text">
      <style:text-properties style:font-name="Arial1" fo:font-size="8pt" style:font-size-asian="8pt" style:font-size-complex="8pt"/>
    </style:style>
    <style:style style:name="T3" style:family="text">
      <style:text-properties style:font-name="Arial1" fo:font-size="11pt" style:font-size-asian="11pt" style:font-size-complex="11pt"/>
    </style:style>
    <style:style style:name="T4" style:family="text">
      <style:text-properties fo:background-color="#ff3333" loext:char-shading-value="0"/>
    </style:style>
    <style:style style:name="fr1" style:family="graphic" style:parent-style-name="Frame">
      <style:graphic-properties fo:margin-left="0in" fo:margin-right="0in" fo:margin-top="0in" fo:margin-bottom="0in" style:vertical-pos="top" style:vertical-rel="baseline" style:horizontal-pos="center" style:horizontal-rel="paragraph" fo:padding="0in" fo:border="none" style:shadow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Header Line" text:name="py3o.hline"/>
        <text:user-field-decl office:value-type="string" office:string-value="Nom société" text:name="py3o.user.company_id.name"/>
        <text:user-field-decl office:value-type="string" office:string-value="Rue Société" text:name="py3o.user.company_id.street"/>
        <text:user-field-decl office:value-type="string" office:string-value="Zip Société" text:name="py3o.user.company_id.zip"/>
        <text:user-field-decl office:value-type="string" office:string-value="Ville Société" text:name="py3o.user.company_id.city"/>
        <text:user-field-decl office:value-type="string" office:string-value="Pays Société" text:name="py3o.user.company_id.country_id.name"/>
        <text:user-field-decl office:value-type="string" office:string-value="Tél société" text:name="py3o.user.company_id.phone"/>
        <text:user-field-decl office:value-type="string" office:string-value="Fax société" text:name="py3o.user.company_id.fax"/>
        <text:user-field-decl office:value-type="string" office:string-value="Site web société" text:name="py3o.user.company_id.website"/>
        <text:user-field-decl office:value-type="string" office:string-value="TVA société" text:name="py3o.user.company_id.vat"/>
        <text:user-field-decl office:value-type="string" office:string-value="SIRET société" text:name="py3o.user.company_id.siret"/>
        <text:user-field-decl office:value-type="string" office:string-value="APE société" text:name="py3o.user.company_id.ape"/>
        <text:user-field-decl office:value-type="string" office:string-value="Company Legal Type" text:name="py3o.user.company_id.legal_type"/>
        <text:user-field-decl office:value-type="string" office:string-value="Order State" text:name="py3o.o.state"/>
        <text:user-field-decl office:value-type="string" office:string-value="Numéro facture retenu" text:name="py3o.o.move_name"/>
        <text:user-field-decl office:value-type="string" office:string-value="Expense Number" text:name="py3o.o.number"/>
        <text:user-field-decl office:value-type="string" office:string-value="Société addresse livraison" text:name="py3o.o.partner_shipping_id.parent_id.name_title"/>
        <text:user-field-decl office:value-type="string" office:string-value="Nom addresse livraison" text:name="py3o.o.partner_shipping_id.name_title"/>
        <text:user-field-decl office:value-type="string" office:string-value="Address Line Dest Partner" text:name="py3o.sline"/>
        <text:user-field-decl office:value-type="string" office:string-value="Delivery partner Phone" text:name="py3o.o.partner_shipping_id.phone"/>
        <text:user-field-decl office:value-type="string" office:string-value="Delivery partner Fax" text:name="py3o.o.partner_shipping_id.fax"/>
        <text:user-field-decl office:value-type="string" office:string-value="Delivery partner Mobile" text:name="py3o.o.partner_shipping_id.mobile"/>
        <text:user-field-decl office:value-type="string" office:string-value="Delivery partner Email" text:name="py3o.o.partner_shipping_id.email"/>
        <text:user-field-decl office:value-type="string" office:string-value="Invoice partner Company" text:name="py3o.o.partner_id.parent_id.name"/>
        <text:user-field-decl office:value-type="string" office:string-value="Invoice partner Name" text:name="py3o.o.partner_id.name"/>
        <text:user-field-decl office:value-type="string" office:string-value="Supplier address Line" text:name="py3o.addrline"/>
        <text:user-field-decl office:value-type="string" office:string-value="Customer Ref" text:name="py3o.o.commercial_partner_id.ref"/>
        <text:user-field-decl office:value-type="string" office:string-value="Customer VAT Number" text:name="py3o.o.commercial_partner_id.vat"/>
        <text:user-field-decl office:value-type="string" office:string-value="Commercial Customer SIREN" text:name="py3o.o.commercial_partner_id.siren"/>
        <text:user-field-decl office:value-type="string" office:string-value="Payment terms" text:name="py3o.o.payment_term_id.name"/>
        <text:user-field-decl office:value-type="string" office:string-value="Incoterms" text:name="py3o.o.incoterms_id.display_name"/>
        <text:user-field-decl office:value-type="string" office:string-value="Salesman" text:name="py3o.o.user_id.name"/>
        <text:user-field-decl office:value-type="string" office:string-value="Salesman Phone" text:name="py3o.o.user_id.phone"/>
        <text:user-field-decl office:value-type="string" office:string-value="Salesman Mobile" text:name="py3o.o.user_id.mobile"/>
        <text:user-field-decl office:value-type="string" office:string-value="Salesman Email" text:name="py3o.o.user_id.email"/>
        <text:user-field-decl office:value-type="string" office:string-value="Line Name" text:name="py3o.l.name"/>
        <text:user-field-decl office:value-type="string" office:string-value="Product LPP name" text:name="py3o.l.product_id.lpp_code_id.name"/>
        <text:user-field-decl office:value-type="string" office:string-value="Tax Name" text:name="py3o.t.name"/>
        <text:user-field-decl office:value-type="string" office:string-value="Payment Ref" text:name="py3o.p.ref"/>
        <text:user-field-decl office:value-type="string" office:string-value="Comment Line" text:name="py3o.commentline"/>
        <text:user-field-decl office:value-type="string" office:string-value="Bank Account Number" text:name="py3o.o.partner_bank_id.acc_number"/>
        <text:user-field-decl office:value-type="string" office:string-value="BIC" text:name="py3o.o.partner_bank_id.bank_id.bic"/>
        <text:user-field-decl office:value-type="string" office:string-value="Bank Name" text:name="py3o.o.partner_bank_id.bank_id.name"/>
        <text:user-field-decl office:value-type="string" office:string-value="Fiscal Position Notes" text:name="py3o.o.fiscal_position_id.note"/>
        <text:user-field-decl office:value-type="string" office:string-value="Incoterms" text:name="py3o.o.incoterms_id.name"/>
        <text:user-field-decl office:value-type="string" office:string-value="Direct debit Mandate Ref" text:name="py3o.o.mandate_id.unique_mandate_reference"/>
        <text:user-field-decl office:value-type="string" office:string-value="Direct debit mandate Bank account number" text:name="py3o.o.mandate_id.partner_bank_id.acc_number"/>
        <text:user-field-decl office:value-type="string" office:string-value="Company ICS" text:name="py3o.o.company_id.sepa_creditor_identifier"/>
        <text:user-field-decl office:value-type="string" office:string-value="Lang" text:name="py3o.o.partner_id.lang"/>
        <text:user-field-decl office:value-type="string" office:string-value="Titre" text:name="py3o.o.partner_shipping_id.title.shortcut"/>
        <text:user-field-decl office:value-type="string" office:string-value="Expense name" text:name="py3o.o.name"/>
        <text:user-field-decl office:value-type="string" office:string-value="Vendor Reference" text:name="py3o.o.partner_ref"/>
        <text:user-field-decl office:value-type="string" office:string-value="Destination address Phone" text:name="py3o.o.dest_address_id.phone"/>
        <text:user-field-decl office:value-type="string" office:string-value="Destination address Fax" text:name="py3o.o.dest_address_id.fax"/>
        <text:user-field-decl office:value-type="string" office:string-value="Destination address Mobile" text:name="py3o.o.dest_address_id.mobile"/>
        <text:user-field-decl office:value-type="string" office:string-value="Destination address Email" text:name="py3o.o.dest_address_id.email"/>
        <text:user-field-decl office:value-type="string" office:string-value="Address Line Picking Type" text:name="py3o.wline"/>
        <text:user-field-decl office:value-type="string" office:string-value="Supplier Ref" text:name="py3o.o.partner_id.commercial_partner_id.ref"/>
        <text:user-field-decl office:value-type="string" office:string-value="Supplier VAT number" text:name="py3o.o.partner_id.commercial_partner_id.vat"/>
        <text:user-field-decl office:value-type="string" office:string-value="Incoterms" text:name="py3o.o.incoterm_id.name"/>
        <text:user-field-decl office:value-type="string" office:string-value="Address Line Invoice Partner" text:name="py3o.iline"/>
        <text:user-field-decl office:value-type="string" office:string-value="Adresse Line Order partner" text:name="py3o.oline"/>
        <text:user-field-decl office:value-type="string" office:string-value="Customer Order Ref" text:name="py3o.o.client_order_ref"/>
        <text:user-field-decl office:value-type="string" office:string-value="Salesman line" text:name="py3o.userline"/>
        <text:user-field-decl office:value-type="string" office:string-value="Incoterms" text:name="py3o.o.incoterm"/>
        <text:user-field-decl office:value-type="string" office:string-value="Incoterms" text:name="py3o.o.incoterm.name"/>
        <text:user-field-decl office:value-type="string" office:string-value="Order Line Description" text:name="py3o.nameline"/>
        <text:user-field-decl office:value-type="string" office:string-value="IBAN" text:name="py3o.o.payment_mode_id.fixed_journal_id.bank_account_id.acc_number"/>
        <text:user-field-decl office:value-type="string" office:string-value="BIC" text:name="py3o.o.payment_mode_id.fixed_journal_id.bank_account_id.bank_id.bic"/>
        <text:user-field-decl office:value-type="string" office:string-value="Bank Name" text:name="py3o.o.payment_mode_id.fixed_journal_id.bank_account_id.bank_id.name"/>
        <text:user-field-decl office:value-type="string" office:string-value="Payment mode" text:name="py3o.o.payment_mode_id.name"/>
        <text:user-field-decl office:value-type="string" office:string-value="Document Name" text:name="py3o.doc_name"/>
        <text:user-field-decl office:value-type="string" office:string-value="Customer Ref Label" text:name="py3o.customer_ref_label"/>
        <text:user-field-decl office:value-type="string" office:string-value="Customer VAT Label" text:name="py3o.customer_vat_label"/>
        <text:user-field-decl office:value-type="string" office:string-value="Bank Label" text:name="py3o.bank_label"/>
        <text:user-field-decl office:value-type="string" office:string-value="Line Ref" text:name="py3o.l.reference"/>
        <text:user-field-decl office:value-type="string" office:string-value="Employee" text:name="py3o.o.employee_id.name"/>
        <text:user-field-decl office:value-type="string" office:string-value="Validated by" text:name="py3o.o.responsible_id.name"/>
        <text:user-field-decl office:value-type="string" office:string-value="Description Line" text:name="py3o.descline"/>
      </text:user-field-decls>
      <text:p text:style-name="P9"><text:a xlink:type="simple" xlink:href="py3o://for=%22obj%20in%20objects%22" text:style-name="Internet_20_link" text:visited-style-name="Visited_20_Internet_20_Link"><text:span text:style-name="T2">for="obj in objects"</text:span></text:a></text:p>
      <text:p text:style-name="P7"><text:a xlink:type="simple" xlink:href="py3o://with=%22lang=obj.employee_id.user_id.lang%20or%20'en_US'%22" text:style-name="Internet_20_link" text:visited-style-name="Visited_20_Internet_20_Link"><text:span text:style-name="T2">with="lang=obj.employee_id.user_id.lang or 'en_US'"</text:span></text:a></text:p>
      <text:p text:style-name="Standard"><text:a xlink:type="simple" xlink:href="py3o://with=%22o=obj.with_context(lang=lang)%22" text:style-name="Internet_20_link" text:visited-style-name="Visited_20_Internet_20_Link"><text:span text:style-name="T2">with="o=obj.with_context(lang=lang)"</text:span></text:a></text:p>
      <text:p text:style-name="P10"><text:span text:style-name="T1">BULLETIN DE PAIE</text:span></text:p>
      <text:p text:style-name="Text_20_body"><text:a xlink:type="simple" xlink:href="py3o:///with" text:style-name="Internet_20_link" text:visited-style-name="Visited_20_Internet_20_Link">/with</text:a></text:p>
      <text:p text:style-name="Text_20_body"><text:a xlink:type="simple" xlink:href="py3o:///with" text:style-name="Internet_20_link" text:visited-style-name="Visited_20_Internet_20_Link">/with</text:a></text:p>
      <text:p text:style-name="Text_20_body"><text:a xlink:type="simple" xlink:href="py3o:///for" text:style-name="Internet_20_link" text:visited-style-name="Visited_20_Internet_20_Link">/for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size="10pt" style:font-size-asian="10.5pt"/>
    </style:style>
    <style:style style:name="Heading" style:family="paragraph" style:parent-style-name="Standard" style:next-style-name="Text_20_body" style:class="text">
      <style:paragraph-properties loext:contextual-spacing="false" fo:margin-top="0.1665in" fo:margin-bottom="0.0835in" fo:keep-with-next="always"/>
      <style:text-properties style:font-name="Liberation Sans" fo:font-size="14pt" style:font-name-asian="Noto Sans CJK SC Regular" style:font-size-asian="14pt" style:font-name-complex="FreeSans" style:font-size-complex="14pt"/>
    </style:style>
    <style:style style:name="Text_20_body" style:display-name="Text body" style:family="paragraph" style:parent-style-name="Standard" style:class="text" style:master-page-name="">
      <style:paragraph-properties loext:contextual-spacing="false" fo:margin-top="0in" fo:margin-bottom="0in" fo:line-height="100%" style:page-number="auto"/>
      <style:text-properties style:font-name="Arial" fo:font-size="10pt" style:font-size-asian="10.5pt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loext:contextual-spacing="false"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 style:master-page-name="">
      <style:paragraph-properties style:page-number="auto" text:number-lines="false" text:line-number="0"/>
      <style:text-properties style:font-name="Arial" fo:font-size="9pt" style:font-size-asian="10.5pt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style:font-name="Arial" fo:font-size="8pt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loext:contextual-spacing="false" fo:margin-left="0in" fo:margin-right="0in" fo:margin-top="0in" fo:margin-bottom="0in" fo:text-align="start" style:justify-single-word="false" fo:text-indent="0in" style:auto-text-indent="false"/>
      <style:text-properties style:font-name="Arial2" fo:font-size="110%" fo:font-weight="bold" style:font-size-asian="130%" style:font-weight-asian="bold" style:font-size-complex="130%" style:font-weight-complex="600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fo:font-weight="bold" style:font-size-asian="10.5pt" style:font-weight-asian="bold" style:font-weight-complex="600"/>
    </style:style>
    <style:style style:name="Endnote" style:family="paragraph" style:parent-style-name="Standard" style:class="extra" style:master-page-name="">
      <style:paragraph-properties fo:margin-left="0.2354in" fo:margin-right="0in" fo:text-indent="-0.2354in" style:auto-text-indent="false" style:page-number="auto" text:number-lines="false" text:line-number="0"/>
      <style:text-properties style:font-name="Arial" fo:font-size="7pt" fo:font-style="italic" style:font-size-asian="10pt" style:font-size-complex="10pt"/>
    </style:style>
    <style:style style:name="Table_20_Main_20_Header" style:display-name="Table Main Header" style:family="paragraph" style:parent-style-name="Standard" style:master-page-name="">
      <style:paragraph-properties fo:text-align="center" style:justify-single-word="false" style:page-number="auto"/>
      <style:text-properties style:font-name="Arial1" fo:font-size="9pt" fo:font-weight="bold" style:font-size-asian="11pt" style:font-size-complex="11pt"/>
    </style:style>
    <style:style style:name="Table_20_Main_20_Content_20_Left" style:display-name="Table Main Content Left" style:family="paragraph" style:parent-style-name="Standard" style:master-page-name="">
      <style:paragraph-properties style:page-number="auto"/>
      <style:text-properties style:font-name="Arial" fo:font-size="8pt" style:font-size-asian="10.5pt"/>
    </style:style>
    <style:style style:name="Table_20_Bottom_20_small_20_Header" style:display-name="Table Bottom small Header" style:family="paragraph" style:parent-style-name="Standard" style:master-page-name="">
      <style:paragraph-properties fo:text-align="center" style:justify-single-word="false" style:page-number="auto"/>
      <style:text-properties style:font-name="Arial2" fo:font-size="7pt" fo:font-weight="bold" style:font-size-asian="10.5pt"/>
    </style:style>
    <style:style style:name="Table_20_Bottom_20_small_20_Content_20_Left" style:display-name="Table Bottom small Content Left" style:family="paragraph" style:parent-style-name="Standard" style:master-page-name="">
      <style:paragraph-properties fo:text-align="start" style:justify-single-word="false" style:page-number="auto"/>
      <style:text-properties style:font-name="Arial" fo:font-size="7pt" fo:font-weight="normal" style:font-size-asian="10.5pt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Table_20_Main_20_Content_20_Right" style:display-name="Table Main Content Right" style:family="paragraph" style:parent-style-name="Table_20_Main_20_Content_20_Left" style:master-page-name="">
      <style:paragraph-properties fo:text-align="end" style:justify-single-word="false" style:page-number="auto"/>
      <style:text-properties style:font-size-asian="10.5pt"/>
    </style:style>
    <style:style style:name="Table_20_Totals_20_Header" style:display-name="Table Totals Header" style:family="paragraph" style:parent-style-name="Table_20_Totals_20_Content" style:master-page-name="">
      <style:paragraph-properties fo:text-align="end" style:justify-single-word="false" style:page-number="auto"/>
      <style:text-properties style:font-name="Arial2" fo:font-size="11pt" fo:font-weight="bold" style:font-size-asian="10.5pt"/>
    </style:style>
    <style:style style:name="Table_20_Totals_20_Content" style:display-name="Table Totals Content" style:family="paragraph" style:parent-style-name="Standard" style:master-page-name="">
      <style:paragraph-properties fo:text-align="end" style:justify-single-word="false" style:page-number="auto"/>
      <style:text-properties style:font-name="Arial" fo:font-size="10pt" style:font-size-asian="10.5pt"/>
    </style:style>
    <style:style style:name="Table_20_Totals_20_Content_20_Highlight" style:display-name="Table Totals Content Highlight" style:family="paragraph" style:parent-style-name="Table_20_Totals_20_Content">
      <style:paragraph-properties fo:text-align="end" style:justify-single-word="false"/>
      <style:text-properties style:font-name="Arial2" fo:font-weight="bold" style:font-size-asian="10.5pt"/>
    </style:style>
    <style:style style:name="Table_20_Bottom_20_small_20_Content_20_Right" style:display-name="Table Bottom small Content Right" style:family="paragraph" style:parent-style-name="Table_20_Bottom_20_small_20_Content_20_Left" style:master-page-name="">
      <style:paragraph-properties fo:text-align="end" style:justify-single-word="false" style:page-number="auto" style:shadow="none">
        <style:tab-stops/>
      </style:paragraph-properties>
      <style:text-properties style:font-name="Arial1" fo:font-size="7pt" style:font-size-asian="11pt" style:font-size-complex="11pt"/>
    </style:style>
    <style:style style:name="Small_20_new_20_line" style:display-name="Small new line" style:family="paragraph" style:parent-style-name="Standard" style:master-page-name="">
      <style:paragraph-properties fo:text-align="start" style:justify-single-word="false" style:page-number="auto" style:shadow="none">
        <style:tab-stops/>
      </style:paragraph-properties>
      <style:text-properties style:font-name="Arial" fo:font-size="6pt" style:font-size-asian="10.5pt"/>
    </style:style>
    <style:style style:name="Table_20_Header_20_center" style:display-name="Table Header center" style:family="paragraph" style:parent-style-name="Table_20_Heading" style:master-page-name="">
      <style:paragraph-properties fo:text-align="center" style:justify-single-word="false" style:page-number="auto"/>
      <style:text-properties style:font-size-asian="10.5pt"/>
    </style:style>
    <style:style style:name="Table_20_Bottom_20_small_20_Content_20_Center" style:display-name="Table Bottom small Content Center" style:family="paragraph" style:parent-style-name="Table_20_Bottom_20_small_20_Content_20_Right" style:master-page-name="">
      <style:paragraph-properties fo:text-align="center" style:justify-single-word="false" style:page-number="auto"/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3.7008in" style:type="center"/>
          <style:tab-stop style:position="7.4016in" style:type="right"/>
        </style:tab-stops>
      </style:paragraph-properties>
      <style:text-properties style:font-name="Arial" fo:font-size="8pt" style:font-size-asian="10.5pt"/>
    </style:style>
    <style:style style:name="Adresse" style:family="paragraph" style:parent-style-name="Standard" style:master-page-name="">
      <style:paragraph-properties style:page-number="auto"/>
      <style:text-properties style:font-name="Arial" style:font-size-asian="10.5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loext:contextual-spacing="false" fo:margin-left="0in" fo:margin-right="0in" fo:margin-top="0.139in" fo:margin-bottom="0.0835in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Table_20_Main_20_Content_20_Center" style:display-name="Table Main Content Center" style:family="paragraph" style:parent-style-name="Table_20_Main_20_Content_20_Left">
      <style:paragraph-properties fo:text-align="center" style:justify-single-word="false"/>
      <style:text-properties style:font-name="Arial" fo:font-size="9pt" style:font-size-asian="10.5pt"/>
    </style:style>
    <style:style style:name="Table_20_Main_20_Subtotal" style:display-name="Table Main Subtotal" style:family="paragraph" style:parent-style-name="Standard">
      <style:paragraph-properties fo:text-align="end" style:justify-single-word="false"/>
      <style:text-properties fo:font-size="10pt" fo:font-style="italic" fo:font-weight="bold" style:font-size-asian="10.5pt"/>
    </style:style>
    <style:style style:name="Table_20_Main_20_Category_20_Title" style:display-name="Table Main Category Title" style:family="paragraph" style:parent-style-name="Table_20_Main_20_Subtotal">
      <style:paragraph-properties fo:text-align="start" style:justify-single-word="false"/>
      <style:text-properties style:font-name="Arial2" fo:font-style="normal" style:font-size-asian="10.5pt"/>
    </style:style>
    <style:style style:name="Table_20_Main_20_Content_20_Small_20_Left" style:display-name="Table Main Content Small Left" style:family="paragraph" style:parent-style-name="Table_20_Main_20_Content_20_Left" style:master-page-name="">
      <style:paragraph-properties style:page-number="auto"/>
      <style:text-properties fo:font-size="7pt" fo:background-color="transparent" style:font-size-asian="10.5pt"/>
    </style:style>
    <style:style style:name="Table_20_Main_20_Header_20_Left" style:display-name="Table Main Header Left" style:family="paragraph" style:parent-style-name="Table_20_Main_20_Header" style:master-page-name="">
      <style:paragraph-properties fo:text-align="start" style:justify-single-word="false" style:page-number="auto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au12" style:family="table">
      <style:table-properties style:width="7.4063in" fo:margin-left="0in" table:align="left"/>
    </style:style>
    <style:style style:name="Tableau12.A" style:family="table-column">
      <style:table-column-properties style:column-width="0.2396in"/>
    </style:style>
    <style:style style:name="Tableau12.B" style:family="table-column">
      <style:table-column-properties style:column-width="1.6875in"/>
    </style:style>
    <style:style style:name="Tableau12.C" style:family="table-column">
      <style:table-column-properties style:column-width="5.4792in"/>
    </style:style>
    <style:style style:name="Tableau12.A1" style:family="table-cell">
      <style:table-cell-properties fo:padding="0in" fo:border="none"/>
    </style:style>
    <style:style style:name="MP1" style:family="paragraph" style:parent-style-name="Header">
      <style:text-properties style:font-name="Arial1" fo:font-size="8pt" style:font-size-asian="8pt" style:font-size-complex="8pt"/>
    </style:style>
    <style:style style:name="MP2" style:family="paragraph" style:parent-style-name="Standard">
      <style:text-properties fo:font-size="4pt" style:font-size-asian="3.5pt" style:font-size-complex="4pt"/>
    </style:style>
    <style:style style:name="MT1" style:family="text">
      <style:text-properties style:font-name="Arial1" fo:font-size="8pt" style:font-size-asian="8pt" style:font-size-complex="8pt"/>
    </style:style>
    <style:style style:name="Mfr1" style:family="graphic" style:parent-style-name="Frame">
      <style:graphic-properties fo:margin-left="0in" fo:margin-right="0in" fo:margin-top="0in" fo:margin-bottom="0in" style:vertical-pos="top" style:vertical-rel="baseline" style:horizontal-pos="center" style:horizontal-rel="paragraph" fo:padding="0in" fo:border="none" style:shadow="none"/>
    </style:style>
    <style:page-layout style:name="Mpm1">
      <style:page-layout-properties fo:page-width="11.6929in" fo:page-height="8.2681in" style:num-format="1" style:print-orientation="landscape" fo:margin-top="0.4335in" fo:margin-bottom="0.3543in" fo:margin-left="0.3937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752in" fo:margin-left="0in" fo:margin-right="0in" fo:margin-bottom="0.0783in" fo:background-color="transparent" style:dynamic-spacing="false">
          <style:background-image/>
        </style:header-footer-properties>
      </style:header-style>
      <style:footer-style>
        <style:header-footer-properties fo:min-height="0.2752in" fo:margin-left="0in" fo:margin-right="0in" fo:margin-top="0.0783in" fo:background-color="transparent" style:dynamic-spacing="false">
          <style:background-image/>
        </style:header-footer-properties>
      </style:footer-style>
    </style:page-layout>
  </office:automatic-styles>
  <office:master-styles>
    <style:master-page style:name="Standard" style:page-layout-name="Mpm1">
      <style:header>
        <table:table table:name="Tableau12" table:style-name="Tableau12">
          <table:table-column table:style-name="Tableau12.A"/>
          <table:table-column table:style-name="Tableau12.B"/>
          <table:table-column table:style-name="Tableau12.C"/>
          <table:table-row>
            <table:table-cell table:style-name="Tableau12.A1" office:value-type="string">
              <text:p text:style-name="Table_20_Contents"/>
            </table:table-cell>
            <table:table-cell table:style-name="Tableau12.A1" office:value-type="string">
              <text:p text:style-name="Table_20_Contents"><draw:frame draw:style-name="Mfr1" draw:name="py3o.image(user.company_id.partner_id.image, 'png', height='1.3cm', isb64=True)" text:anchor-type="as-char" svg:width="1.1555in" draw:z-index="0"><draw:text-box fo:min-height="0.3354in"><text:p text:style-name="Frame_20_contents"/></draw:text-box></draw:frame></text:p>
            </table:table-cell>
            <table:table-cell table:style-name="Tableau12.A1" office:value-type="string">
              <text:p text:style-name="MP1"><text:span text:style-name="MT1"><text:text-input text:description="py3o://function=&quot;format_multiline_value(user.company_id._display_report_header(line_details=[['phone', 'fax', 'website'], ['vat', (hasattr(user.company_id, 'siret') and user.company_id.siret or False, 'SIRET :'), (hasattr(user.company_id, 'ape') and user.company_id.ape or False, 'APE :')]]))&quot;">[user.company_id._display_report_header]</text:text-input></text:span></text:p>
            </table:table-cell>
          </table:table-row>
        </table:table>
        <text:p text:style-name="MP2"/>
      </style:header>
      <style:footer>
        <text:p text:style-name="Footer">Page <text:page-number text:select-page="current">1</text:page-number> / 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12-12T23:20:40.667682566</meta:creation-date>
    <dc:date>2019-09-24T23:00:50.45</dc:date>
    <meta:editing-duration>P1DT20H39M44S</meta:editing-duration>
    <meta:editing-cycles>489</meta:editing-cycles>
    <meta:generator>OpenOffice/4.1.6$Win32 OpenOffice.org_project/416m1$Build-9790</meta:generator>
    <meta:document-statistic meta:table-count="1" meta:image-count="0" meta:object-count="0" meta:page-count="1" meta:paragraph-count="10" meta:word-count="20" meta:character-count="190"/>
  </office:meta>
</office:document-meta>
</file>